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style1decimale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table:style-name="Default"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(IF([.C2]=&quot;Abs&quot;;0;[.C2]*Coeff1)+IF([.D2]=&quot;Abs&quot;;0;[.D2]*Coeff2)+IF([.E2]=&quot;Abs&quot;;0;[.E2]*Coeff1)+IF([.F2]=&quot;Abs&quot;;0;[.F2]*Coeff1))/(3*Coeff1+Coeff2)" office:value-type="float" office:value="9.42857142857143" calcext:value-type="float">
            <text:p>9,4</text:p>
          </table:table-cell>
        </table:table-row>
        <table:table-row table:style-name="ro1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(IF([.C3]=&quot;Abs&quot;;0;[.C3]*Coeff1)+IF([.D3]=&quot;Abs&quot;;0;[.D3]*Coeff2)+IF([.E3]=&quot;Abs&quot;;0;[.E3]*Coeff1)+IF([.F3]=&quot;Abs&quot;;0;[.F3]*Coeff1))/(3*Coeff1+Coeff2)" office:value-type="float" office:value="11.4285714285714" calcext:value-type="float">
            <text:p>11,4</text:p>
          </table:table-cell>
        </table:table-row>
        <table:table-row table:style-name="ro1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(IF([.C4]=&quot;Abs&quot;;0;[.C4]*Coeff1)+IF([.D4]=&quot;Abs&quot;;0;[.D4]*Coeff2)+IF([.E4]=&quot;Abs&quot;;0;[.E4]*Coeff1)+IF([.F4]=&quot;Abs&quot;;0;[.F4]*Coeff1))/(3*Coeff1+Coeff2)" office:value-type="float" office:value="10.5714285714286" calcext:value-type="float">
            <text:p>10,6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bs</text:p>
          </table:table-cell>
          <table:table-cell table:formula="of:=(IF([.C5]=&quot;Abs&quot;;0;[.C5]*Coeff1)+IF([.D5]=&quot;Abs&quot;;0;[.D5]*Coeff2)+IF([.E5]=&quot;Abs&quot;;0;[.E5]*Coeff1)+IF([.F5]=&quot;Abs&quot;;0;[.F5]*Coeff1))/(3*Coeff1+Coeff2)" office:value-type="float" office:value="6.85714285714286" calcext:value-type="float">
            <text:p>6,9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(IF([.C6]=&quot;Abs&quot;;0;[.C6]*Coeff1)+IF([.D6]=&quot;Abs&quot;;0;[.D6]*Coeff2)+IF([.E6]=&quot;Abs&quot;;0;[.E6]*Coeff1)+IF([.F6]=&quot;Abs&quot;;0;[.F6]*Coeff1))/(3*Coeff1+Coeff2)" office:value-type="float" office:value="11.4285714285714" calcext:value-type="float">
            <text:p>11,4</text:p>
          </table:table-cell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(IF([.C7]=&quot;Abs&quot;;0;[.C7]*Coeff1)+IF([.D7]=&quot;Abs&quot;;0;[.D7]*Coeff2)+IF([.E7]=&quot;Abs&quot;;0;[.E7]*Coeff1)+IF([.F7]=&quot;Abs&quot;;0;[.F7]*Coeff1))/(3*Coeff1+Coeff2)" office:value-type="float" office:value="9.42857142857143" calcext:value-type="float">
            <text:p>9,4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(IF([.C8]=&quot;Abs&quot;;0;[.C8]*Coeff1)+IF([.D8]=&quot;Abs&quot;;0;[.D8]*Coeff2)+IF([.E8]=&quot;Abs&quot;;0;[.E8]*Coeff1)+IF([.F8]=&quot;Abs&quot;;0;[.F8]*Coeff1))/(3*Coeff1+Coeff2)" office:value-type="float" office:value="10.2857142857143" calcext:value-type="float">
            <text:p>10,3</text:p>
          </table:table-cell>
        </table:table-row>
        <table:table-row table:style-name="ro1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IF([.C9]=&quot;Abs&quot;;0;[.C9]*Coeff1)+IF([.D9]=&quot;Abs&quot;;0;[.D9]*Coeff2)+IF([.E9]=&quot;Abs&quot;;0;[.E9]*Coeff1)+IF([.F9]=&quot;Abs&quot;;0;[.F9]*Coeff1))/(3*Coeff1+Coeff2)" office:value-type="float" office:value="8.57142857142857" calcext:value-type="float">
            <text:p>8,6</text:p>
          </table:table-cell>
        </table:table-row>
        <table:table-row table:style-name="ro1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(IF([.C10]=&quot;Abs&quot;;0;[.C10]*Coeff1)+IF([.D10]=&quot;Abs&quot;;0;[.D10]*Coeff2)+IF([.E10]=&quot;Abs&quot;;0;[.E10]*Coeff1)+IF([.F10]=&quot;Abs&quot;;0;[.F10]*Coeff1))/(3*Coeff1+Coeff2)" office:value-type="float" office:value="9.42857142857143" calcext:value-type="float">
            <text:p>9,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IF([.C11]=&quot;Abs&quot;;0;[.C11]*Coeff1)+IF([.D11]=&quot;Abs&quot;;0;[.D11]*Coeff2)+IF([.E11]=&quot;Abs&quot;;0;[.E11]*Coeff1)+IF([.F11]=&quot;Abs&quot;;0;[.F11]*Coeff1))/(3*Coeff1+Coeff2)" office:value-type="float" office:value="12" calcext:value-type="float">
            <text:p>12,0</text:p>
          </table:table-cell>
        </table:table-row>
        <table:table-row table:style-name="ro1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(IF([.C12]=&quot;Abs&quot;;0;[.C12]*Coeff1)+IF([.D12]=&quot;Abs&quot;;0;[.D12]*Coeff2)+IF([.E12]=&quot;Abs&quot;;0;[.E12]*Coeff1)+IF([.F12]=&quot;Abs&quot;;0;[.F12]*Coeff1))/(3*Coeff1+Coeff2)" office:value-type="float" office:value="10.8571428571429" calcext:value-type="float">
            <text:p>10,9</text:p>
          </table:table-cell>
        </table:table-row>
        <table:table-row table:style-name="ro1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IF([.C13]=&quot;Abs&quot;;0;[.C13]*Coeff1)+IF([.D13]=&quot;Abs&quot;;0;[.D13]*Coeff2)+IF([.E13]=&quot;Abs&quot;;0;[.E13]*Coeff1)+IF([.F13]=&quot;Abs&quot;;0;[.F13]*Coeff1))/(3*Coeff1+Coeff2)" office:value-type="float" office:value="11.2857142857143" calcext:value-type="float">
            <text:p>11,3</text:p>
          </table:table-cell>
        </table:table-row>
        <table:table-row table:style-name="ro1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(IF([.C14]=&quot;Abs&quot;;0;[.C14]*Coeff1)+IF([.D14]=&quot;Abs&quot;;0;[.D14]*Coeff2)+IF([.E14]=&quot;Abs&quot;;0;[.E14]*Coeff1)+IF([.F14]=&quot;Abs&quot;;0;[.F14]*Coeff1))/(3*Coeff1+Coeff2)" office:value-type="float" office:value="7.14285714285714" calcext:value-type="float">
            <text:p>7,1</text:p>
          </table:table-cell>
        </table:table-row>
        <table:table-row table:style-name="ro1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IF([.C15]=&quot;Abs&quot;;0;[.C15]*Coeff1)+IF([.D15]=&quot;Abs&quot;;0;[.D15]*Coeff2)+IF([.E15]=&quot;Abs&quot;;0;[.E15]*Coeff1)+IF([.F15]=&quot;Abs&quot;;0;[.F15]*Coeff1))/(3*Coeff1+Coeff2)" office:value-type="float" office:value="11.7142857142857" calcext:value-type="float">
            <text:p>11,7</text:p>
          </table:table-cell>
        </table:table-row>
        <table:table-row table:style-name="ro1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IF([.C16]=&quot;Abs&quot;;0;[.C16]*Coeff1)+IF([.D16]=&quot;Abs&quot;;0;[.D16]*Coeff2)+IF([.E16]=&quot;Abs&quot;;0;[.E16]*Coeff1)+IF([.F16]=&quot;Abs&quot;;0;[.F16]*Coeff1))/(3*Coeff1+Coeff2)" office:value-type="float" office:value="10.4285714285714" calcext:value-type="float">
            <text:p>10,4</text:p>
          </table:table-cell>
        </table:table-row>
        <table:table-row table:style-name="ro1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(IF([.C17]=&quot;Abs&quot;;0;[.C17]*Coeff1)+IF([.D17]=&quot;Abs&quot;;0;[.D17]*Coeff2)+IF([.E17]=&quot;Abs&quot;;0;[.E17]*Coeff1)+IF([.F17]=&quot;Abs&quot;;0;[.F17]*Coeff1))/(3*Coeff1+Coeff2)" office:value-type="float" office:value="12.7142857142857" calcext:value-type="float">
            <text:p>12,7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IF([.C18]=&quot;Abs&quot;;0;[.C18]*Coeff1)+IF([.D18]=&quot;Abs&quot;;0;[.D18]*Coeff2)+IF([.E18]=&quot;Abs&quot;;0;[.E18]*Coeff1)+IF([.F18]=&quot;Abs&quot;;0;[.F18]*Coeff1))/(3*Coeff1+Coeff2)" office:value-type="float" office:value="10.2857142857143" calcext:value-type="float">
            <text:p>10,3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(IF([.C19]=&quot;Abs&quot;;0;[.C19]*Coeff1)+IF([.D19]=&quot;Abs&quot;;0;[.D19]*Coeff2)+IF([.E19]=&quot;Abs&quot;;0;[.E19]*Coeff1)+IF([.F19]=&quot;Abs&quot;;0;[.F19]*Coeff1))/(3*Coeff1+Coeff2)" office:value-type="float" office:value="9.14285714285714" calcext:value-type="float">
            <text:p>9,1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IF([.C20]=&quot;Abs&quot;;0;[.C20]*Coeff1)+IF([.D20]=&quot;Abs&quot;;0;[.D20]*Coeff2)+IF([.E20]=&quot;Abs&quot;;0;[.E20]*Coeff1)+IF([.F20]=&quot;Abs&quot;;0;[.F20]*Coeff1))/(3*Coeff1+Coeff2)" office:value-type="float" office:value="12" calcext:value-type="float">
            <text:p>12,0</text:p>
          </table:table-cell>
        </table:table-row>
        <table:table-row table:style-name="ro1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IF([.C21]=&quot;Abs&quot;;0;[.C21]*Coeff1)+IF([.D21]=&quot;Abs&quot;;0;[.D21]*Coeff2)+IF([.E21]=&quot;Abs&quot;;0;[.E21]*Coeff1)+IF([.F21]=&quot;Abs&quot;;0;[.F21]*Coeff1))/(3*Coeff1+Coeff2)" office:value-type="float" office:value="11.1428571428571" calcext:value-type="float">
            <text:p>11,1</text:p>
          </table:table-cell>
        </table:table-row>
        <table:table-row table:style-name="ro1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(IF([.C22]=&quot;Abs&quot;;0;[.C22]*Coeff1)+IF([.D22]=&quot;Abs&quot;;0;[.D22]*Coeff2)+IF([.E22]=&quot;Abs&quot;;0;[.E22]*Coeff1)+IF([.F22]=&quot;Abs&quot;;0;[.F22]*Coeff1))/(3*Coeff1+Coeff2)" office:value-type="float" office:value="8.57142857142857" calcext:value-type="float">
            <text:p>8,6</text:p>
          </table:table-cell>
        </table:table-row>
        <table:table-row table:style-name="ro1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(IF([.C23]=&quot;Abs&quot;;0;[.C23]*Coeff1)+IF([.D23]=&quot;Abs&quot;;0;[.D23]*Coeff2)+IF([.E23]=&quot;Abs&quot;;0;[.E23]*Coeff1)+IF([.F23]=&quot;Abs&quot;;0;[.F23]*Coeff1))/(3*Coeff1+Coeff2)" office:value-type="float" office:value="8.42857142857143" calcext:value-type="float">
            <text:p>8,4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Moyenne</text:p>
          </table:table-cell>
          <table:table-cell/>
          <table:table-cell table:style-name="style1decimale" table:formula="of:=AVERAGE([.C2:.C23])" office:value-type="float" office:value="6.95454545454545" calcext:value-type="float">
            <text:p>7,0</text:p>
          </table:table-cell>
          <table:table-cell table:style-name="style1decimale" table:formula="of:=AVERAGE([.D2:.D23])" office:value-type="float" office:value="14" calcext:value-type="float">
            <text:p>14,0</text:p>
          </table:table-cell>
          <table:table-cell table:style-name="style1decimale" table:formula="of:=AVERAGE([.E2:.E23])" office:value-type="float" office:value="9.76190476190476" calcext:value-type="float">
            <text:p>9,8</text:p>
          </table:table-cell>
          <table:table-cell table:style-name="style1decimale" table:formula="of:=AVERAGE([.F2:.F23])" office:value-type="float" office:value="13.1428571428571" calcext:value-type="float">
            <text:p>13,1</text:p>
          </table:table-cell>
          <table:table-cell table:formula="of:=AVERAGE([.G2:.G23])" office:value-type="float" office:value="10.1428571428571" calcext:value-type="float">
            <text:p>10,1</text:p>
          </table:table-cell>
        </table:table-row>
        <table:table-row table:style-name="ro1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style-name="Default" table:formula="of:=MIN([.G2:.G23])" office:value-type="float" office:value="6.85714285714286" calcext:value-type="float">
            <text:p>6,86</text:p>
          </table:table-cell>
        </table:table-row>
        <table:table-row table:style-name="ro1">
          <table:table-cell office:value-type="string" calcext:value-type="string">
            <text:p>Note la plus haute</text:p>
          </table:table-cell>
          <table:table-cell/>
          <table:table-cell table:formula="of:=MAX([.C2:.C23])" office:value-type="float" office:value="11" calcext:value-type="float">
            <text:p>11</text:p>
          </table:table-cell>
          <table:table-cell table:formula="of:=MAX([.D2:.D23])" office:value-type="float" office:value="18" calcext:value-type="float">
            <text:p>18</text:p>
          </table:table-cell>
          <table:table-cell table:formula="of:=MAX([.E2:.E23])" office:value-type="float" office:value="14" calcext:value-type="float">
            <text:p>14</text:p>
          </table:table-cell>
          <table:table-cell table:formula="of:=MAX([.F2:.F23])" office:value-type="float" office:value="18" calcext:value-type="float">
            <text:p>18</text:p>
          </table:table-cell>
          <table:table-cell table:style-name="Default" table:formula="of:=MAX([.G2:.G23])" office:value-type="float" office:value="12.7142857142857" calcext:value-type="float">
            <text:p>12,71</text:p>
          </table:table-cell>
        </table:table-row>
        <table:table-row table:style-name="ro1">
          <table:table-cell office:value-type="string" calcext:value-type="string">
            <text:p>Nb d'élève ayant obtenu 10 ou plus</text:p>
          </table:table-cell>
          <table:table-cell/>
          <table:table-cell table:formula="of:=COUNTIF([.C2:.C23];&quot;&gt;=10&quot;)" office:value-type="float" office:value="5" calcext:value-type="float">
            <text:p>5</text:p>
          </table:table-cell>
          <table:table-cell table:formula="of:=COUNTIF([.D2:.D23];&quot;&gt;=10&quot;)" office:value-type="float" office:value="18" calcext:value-type="float">
            <text:p>18</text:p>
          </table:table-cell>
          <table:table-cell table:formula="of:=COUNTIF([.E2:.E23];&quot;&gt;=10&quot;)" office:value-type="float" office:value="12" calcext:value-type="float">
            <text:p>12</text:p>
          </table:table-cell>
          <table:table-cell table:formula="of:=COUNTIF([.F2:.F23];&quot;&gt;=10&quot;)" office:value-type="float" office:value="18" calcext:value-type="float">
            <text:p>18</text:p>
          </table:table-cell>
          <table:table-cell table:style-name="Default" table:formula="of:=COUNTIF([.G2:.G23];&quot;&gt;=10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b d'élève ayant obtenu 8 ou moins</text:p>
          </table:table-cell>
          <table:table-cell/>
          <table:table-cell table:formula="of:=COUNTIF([.C2:.C23];&quot;&lt;=8&quot;)" office:value-type="float" office:value="17" calcext:value-type="float">
            <text:p>17</text:p>
          </table:table-cell>
          <table:table-cell table:formula="of:=COUNTIF([.D2:.D23];&quot;&lt;=8&quot;)" office:value-type="float" office:value="3" calcext:value-type="float">
            <text:p>3</text:p>
          </table:table-cell>
          <table:table-cell table:formula="of:=COUNTIF([.E2:.E23];&quot;&lt;=8&quot;)" office:value-type="float" office:value="5" calcext:value-type="float">
            <text:p>5</text:p>
          </table:table-cell>
          <table:table-cell table:formula="of:=COUNTIF([.F2:.F23];&quot;&lt;=8&quot;)" office:value-type="float" office:value="1" calcext:value-type="float">
            <text:p>1</text:p>
          </table:table-cell>
          <table:table-cell table:style-name="Default" table:formula="of:=COUNTIF([.G2:.G23];&quot;&lt;=8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eff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eff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</table:table>
      <table:table table:name="Feuille2" table:style-name="ta1" table:print="false">
        <table:shapes>
          <draw:frame draw:z-index="0" draw:style-name="gr1" draw:text-style-name="P1" svg:width="25.673cm" svg:height="14.319cm" svg:x="5.918cm" svg:y="0.771cm">
            <draw:object draw:notify-on-update-of-ranges="Feuille1.A2:Feuille1.A23 Feuille1.G1:Feuille1.G1 Feuille1.G2:Feuille1.G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shapes>
          <draw:frame draw:z-index="0" draw:style-name="gr1" draw:text-style-name="P1" svg:width="47.391cm" svg:height="26.365cm" svg:x="7.46cm" svg:y="2.504cm">
            <draw:object draw:notify-on-update-of-ranges="Feuille1.C1:Feuille1.G1 Feuille1.A22:Feuille1.A22 Feuille1.C22:Feuille1.G22 Feuille1.A25:Feuille1.A25 Feuille1.C25:Feuille1.G25 Feuille1.A26:Feuille1.A26 Feuille1.C26:Feuille1.G26 Feuille1.A27:Feuille1.A27 Feuille1.C27:Feuille1.G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oeff1" table:base-cell-address="$Feuille1.$B$31" table:cell-range-address="$Feuille1.$B$30"/>
        <table:named-range table:name="Coeff2" table:base-cell-address="$Feuille1.$G$2" table:cell-range-address="$Feuille1.$B$31"/>
      </table:named-expressions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decimale" style:family="table-cell" style:parent-style-name="Defa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5:15:30.826109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ominique Lachiver</meta:initial-creator>
    <meta:creation-date>2005-11-27T09:22:28</meta:creation-date>
    <dc:creator>jbressand </dc:creator>
    <dc:date>2015-03-18T15:57:35.842815217</dc:date>
    <dc:language>fr-FR</dc:language>
    <meta:editing-cycles>7</meta:editing-cycles>
    <meta:editing-duration>PT11M59S</meta:editing-duration>
    <meta:document-statistic meta:table-count="3" meta:cell-count="19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link-data-style-to-source="true" chart:data-label-number="value" chart:data-label-text="true" chart:data-label-symbol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74cm" svg:height="14.32cm" xlink:href=".." xlink:type="simple" chart:class="chart:bar" chart:style-name="ch1">
        <chart:title svg:x="10.621cm" svg:y="0.318cm" chart:style-name="ch2">
          <text:p>1er Trimestre</text:p>
        </chart:title>
        <chart:legend svg:x="20.089cm" svg:y="0.629cm" style:legend-expansion="custom" chartooo:width="1.947cm" chartooo:height="0.598cm" style:legend-expansion-aspect-ratio="3.25585284280936" chart:style-name="ch3"/>
        <chart:plot-area chart:style-name="ch4" table:cell-range-address="Feuille1.A2:Feuille1.A23 Feuille1.G1:Feuille1.G23" chart:data-source-has-labels="both" svg:x="0.512cm" svg:y="1.661cm" svg:width="24.647cm" svg:height="12.52cm">
          <chartooo:coordinate-region svg:x="0.75cm" svg:y="1.661cm" svg:width="24.077cm" svg:height="11.873cm"/>
          <chart:axis chart:dimension="x" chart:name="primary-x" chart:style-name="ch5" chartooo:axis-type="auto">
            <chartooo:date-scale/>
            <chart:categories table:cell-range-address="Feuille1.A2:Feuille1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23" chart:label-cell-address="Feuille1.G1:Feuille1.G1" chart:class="chart:bar">
            <chart:data-point chart:repeated="2"/>
            <chart:data-point chart:style-name="ch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X</text:p>
                <draw:g>
                  <svg:desc>Feuille1.A2:Feuille1.A23</svg:desc>
                </draw:g>
              </table:table-cell>
              <table:table-cell office:value-type="float" office:value="9.42857142857143">
                <text:p>9.42857142857143</text:p>
                <draw:g>
                  <svg:desc>Feuille1.G2:Feuille1.G23</svg:desc>
                </draw:g>
              </table:table-cell>
            </table:table-row>
            <table:table-row>
              <table:table-cell office:value-type="string">
                <text:p>BUSNOT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DELAUTRE</text:p>
              </table:table-cell>
              <table:table-cell office:value-type="float" office:value="10.5714285714286">
                <text:p>10.5714285714286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DUVAL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FLEURY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GAUTIER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string">
                <text:p>LAGADEC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LAMY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 GLAUNEC</text:p>
              </table:table-cell>
              <table:table-cell office:value-type="float" office:value="10.8571428571429">
                <text:p>10.8571428571429</text:p>
              </table:table-cell>
            </table:table-row>
            <table:table-row>
              <table:table-cell office:value-type="string">
                <text:p>LEGUILLON</text:p>
              </table:table-cell>
              <table:table-cell office:value-type="float" office:value="11.2857142857143">
                <text:p>11.2857142857143</text:p>
              </table:table-cell>
            </table:table-row>
            <table:table-row>
              <table:table-cell office:value-type="string">
                <text:p>LEPIETRE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LIOEDDINE</text:p>
              </table:table-cell>
              <table:table-cell office:value-type="float" office:value="11.7142857142857">
                <text:p>11.7142857142857</text:p>
              </table:table-cell>
            </table:table-row>
            <table:table-row>
              <table:table-cell office:value-type="string">
                <text:p>MENNIER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string">
                <text:p>METTE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string">
                <text:p>MICHEL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MONTAGN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BERGE</text:p>
              </table:table-cell>
              <table:table-cell office:value-type="float" office:value="11.1428571428571">
                <text:p>11.1428571428571</text:p>
              </table:table-cell>
            </table:table-row>
            <table:table-row>
              <table:table-cell office:value-type="string">
                <text:p>ROUXEL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VOISIN</text:p>
              </table:table-cell>
              <table:table-cell office:value-type="float" office:value="8.42857142857143">
                <text:p>8.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1cm" svg:stroke-color="#4b1f6f" draw:fill-color="#4b1f6f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 chart:data-label-number="value" chart:data-label-text="false" chart:data-label-symbol="fals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otted"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otted"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392cm" svg:height="26.366cm" xlink:href=".." xlink:type="simple" chart:class="chart:line" chart:style-name="ch1">
        <chart:title svg:x="22.038cm" svg:y="0.663cm" chart:style-name="ch2">
          <text:p>Profil de Rouxel</text:p>
        </chart:title>
        <chart:legend chart:legend-position="end" svg:x="42.285cm" svg:y="12.137cm" style:legend-expansion="high" chart:style-name="ch3"/>
        <chart:plot-area chart:style-name="ch4" table:cell-range-address="Feuille1.C1:Feuille1.G1 Feuille1.A22:Feuille1.A22 Feuille1.C22:Feuille1.G22 Feuille1.A25:Feuille1.A27 Feuille1.C25:Feuille1.G27" chart:data-source-has-labels="both" svg:x="0.947cm" svg:y="1.995cm" svg:width="40.391cm" svg:height="23.844cm">
          <chartooo:coordinate-region svg:x="1.568cm" svg:y="2.194cm" svg:width="39.067cm" svg:height="22.998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A22" chart:class="chart:line">
            <chart:data-point chart:repeated="5"/>
          </chart:series>
          <chart:series chart:style-name="ch8" chart:values-cell-range-address="Feuille1.C25:Feuille1.G25" chart:label-cell-address="Feuille1.A25:Feuille1.A25" chart:class="chart:line">
            <chart:data-point chart:repeated="5"/>
          </chart:series>
          <chart:series chart:style-name="ch9" chart:values-cell-range-address="Feuille1.C26:Feuille1.G26" chart:label-cell-address="Feuille1.A26:Feuille1.A26" chart:class="chart:line">
            <chart:data-point chart:repeated="5"/>
          </chart:series>
          <chart:series chart:style-name="ch10" chart:values-cell-range-address="Feuille1.C27:Feuille1.G27" chart:label-cell-address="Feuille1.A27:Feuille1.A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</text:p>
              </table:table-cell>
            </table:table-row>
          </table:table-header-rows>
          <table:table-rows>
            <table:table-row>
              <table:table-cell office:value-type="string">
                <text:p>ROUXEL</text:p>
                <draw:g>
                  <svg:desc>Feuille1.A22:Feuille1.A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Moyenne</text:p>
                <draw:g>
                  <svg:desc>Feuille1.A25:Feuille1.A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9.76190476190476">
                <text:p>9.76190476190476</text:p>
              </table:table-cell>
              <table:table-cell office:value-type="float" office:value="13.1428571428571">
                <text:p>13.1428571428571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Note la Plus Basse</text:p>
                <draw:g>
                  <svg:desc>Feuille1.A26:Feuille1.A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Note la plus haute</text:p>
                <draw:g>
                  <svg:desc>Feuille1.A27:Feuille1.A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.7142857142857">
                <text:p>12.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</office:styles>
</office:document-styles>
</file>